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f9092" officeooo:paragraph-rsid="001f9092"/>
    </style:style>
    <style:style style:name="P2" style:family="paragraph" style:parent-style-name="Standard">
      <style:paragraph-properties fo:text-align="center" style:justify-single-word="false"/>
      <style:text-properties officeooo:rsid="001f9092" officeooo:paragraph-rsid="001f9092"/>
    </style:style>
    <style:style style:name="P3" style:family="paragraph" style:parent-style-name="Standard">
      <style:text-properties fo:font-style="italic" officeooo:rsid="001f9092" officeooo:paragraph-rsid="001f9092" style:font-style-asian="italic" style:font-style-complex="italic"/>
    </style:style>
    <style:style style:name="P4" style:family="paragraph" style:parent-style-name="Standard">
      <style:text-properties officeooo:rsid="00205f83" officeooo:paragraph-rsid="00205f83"/>
    </style:style>
    <style:style style:name="P5" style:family="paragraph" style:parent-style-name="Standard">
      <style:text-properties officeooo:rsid="00216274" officeooo:paragraph-rsid="00216274"/>
    </style:style>
    <style:style style:name="P6" style:family="paragraph" style:parent-style-name="Standard">
      <style:text-properties officeooo:rsid="00216274" officeooo:paragraph-rsid="0022e0a1"/>
    </style:style>
    <style:style style:name="P7" style:family="paragraph" style:parent-style-name="Standard">
      <style:text-properties officeooo:rsid="0022e0a1" officeooo:paragraph-rsid="0022e0a1"/>
    </style:style>
    <style:style style:name="P8" style:family="paragraph" style:parent-style-name="Standard">
      <style:text-properties officeooo:rsid="0024c2a2" officeooo:paragraph-rsid="0024c2a2"/>
    </style:style>
    <style:style style:name="P9" style:family="paragraph">
      <style:paragraph-properties fo:text-align="center"/>
    </style:style>
    <style:style style:name="T1" style:family="text">
      <style:text-properties officeooo:rsid="001f9092"/>
    </style:style>
    <style:style style:name="T2" style:family="text">
      <style:text-properties fo:font-style="italic" style:font-style-asian="italic" style:font-style-complex="italic"/>
    </style:style>
    <style:style style:name="T3" style:family="text">
      <style:text-properties style:text-position="sub 58%"/>
    </style:style>
    <style:style style:name="T4" style:family="text">
      <style:text-properties style:text-position="sub 58%" officeooo:rsid="001f9092"/>
    </style:style>
    <style:style style:name="T5" style:family="text">
      <style:text-properties officeooo:rsid="00205f83"/>
    </style:style>
    <style:style style:name="T6" style:family="text">
      <style:text-properties officeooo:rsid="00216274"/>
    </style:style>
    <style:style style:name="T7" style:family="text">
      <style:text-properties officeooo:rsid="0022e0a1"/>
    </style:style>
    <style:style style:name="T8" style:family="text">
      <style:text-properties officeooo:rsid="002433ea"/>
    </style:style>
    <style:style style:name="T9" style:family="text">
      <style:text-properties officeooo:rsid="0026797b"/>
    </style:style>
    <style:style style:name="gr1"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Quantum Information Flux<text:line-break/>of <text:span text:style-name="T7">Rotating</text:span> Complex Amplitudes</text:p>
      <text:p text:style-name="P2">by Sven Nilsen, 2020</text:p>
      <text:p text:style-name="P1"/>
      <text:p text:style-name="P3">In this paper I derive the quantum information flux of <text:span text:style-name="T7">rotating</text:span> complex probability amplitudes.</text:p>
      <text:p text:style-name="P1"/>
      <text:p text:style-name="P1">Quantum information flux is defined as following:</text:p>
      <text:p text:style-name="P1"/>
      <text:p text:style-name="P1"><text:tab/>d<text:span text:style-name="T2">I</text:span> / dt = k · log<text:span text:style-name="T3">2</text:span>(|∃g|) · t<text:span text:style-name="T3">p</text:span></text:p>
      <text:p text:style-name="P1"/>
      <text:p text:style-name="P1"><text:tab/>d<text:span text:style-name="T2">I</text:span> = Change of information (quantum information flux)</text:p>
      <text:p text:style-name="P1"><text:tab/>dt = Change in time</text:p>
      <text:p text:style-name="P1"><text:tab/>t<text:span text:style-name="T3">p</text:span> = Planck time <text:span text:style-name="T6">(or a corresponding discretized unit of time)</text:span></text:p>
      <text:p text:style-name="P1"><text:tab/>∃g = Existential path of partial observation `g` (codomain predicate function)</text:p>
      <text:p text:style-name="P1"/>
      <text:p text:style-name="P1">Under Feynman Path Integration formulation of quantum mechanics, the complex probability amplitudes are <text:span text:style-name="T7">rotating</text:span> along the paths with the frequency of the particle used in the experiment:</text:p>
      <text:p text:style-name="P1"/>
      <text:p text:style-name="P1"><draw:line text:anchor-type="paragraph" draw:z-index="1" draw:name="Shape2" draw:style-name="gr2" draw:text-style-name="P9" svg:x1="1.6311in" svg:y1="0.5291in" svg:x2="1.6319in" svg:y2="0.1354in"><text:p/></draw:line><draw:line text:anchor-type="paragraph" draw:z-index="13" draw:name="Shape2" draw:style-name="gr2" draw:text-style-name="P9" svg:x1="4.3575in" svg:y1="0.5295in" svg:x2="4.3575in" svg:y2="0.1752in"><text:p/></draw:line></text:p>
      <text:p text:style-name="P1"><draw:line text:anchor-type="paragraph" draw:z-index="2" draw:name="Shape2" draw:style-name="gr2" draw:text-style-name="P9" svg:x1="1.8909in" svg:y1="0.3378in" svg:x2="2.0098in" svg:y2="0.0071in"><text:p/></draw:line><draw:line text:anchor-type="paragraph" draw:z-index="3" draw:name="Shape2" draw:style-name="gr2" draw:text-style-name="P9" svg:x1="2.128in" svg:y1="0.3374in" svg:x2="2.3953in" svg:y2="0.1563in"><text:p/></draw:line><draw:line text:anchor-type="paragraph" draw:z-index="11" draw:name="Shape2" draw:style-name="gr2" draw:text-style-name="P9" svg:x1="3.9236in" svg:y1="0.3374in" svg:x2="3.6945in" svg:y2="0.1327in"><text:p/></draw:line><draw:line text:anchor-type="paragraph" draw:z-index="12" draw:name="Shape2" draw:style-name="gr2" draw:text-style-name="P9" svg:x1="4.1528in" svg:y1="0.3374in" svg:x2="4.0409in" svg:y2="0.0465in"><text:p/></draw:line></text:p>
      <text:p text:style-name="P1"><draw:line text:anchor-type="paragraph" draw:z-index="0" draw:name="Shape1" draw:style-name="gr1" draw:text-style-name="P9" svg:x1="1.6311in" svg:y1="0.1457in" svg:x2="4.3575in" svg:y2="0.1382in"><text:p/></draw:line><draw:line text:anchor-type="paragraph" draw:z-index="4" draw:name="Shape2" draw:style-name="gr2" draw:text-style-name="P9" svg:x1="2.3327in" svg:y1="0.1457in" svg:x2="2.6319in" svg:y2="0.1382in"><text:p/></draw:line><draw:line text:anchor-type="paragraph" draw:z-index="5" draw:name="Shape2" draw:style-name="gr2" draw:text-style-name="P9" svg:x1="2.5772in" svg:y1="0.1457in" svg:x2="2.8126in" svg:y2="0.3193in"><text:p/></draw:line><draw:line text:anchor-type="paragraph" draw:z-index="6" draw:name="Shape2" draw:style-name="gr2" draw:text-style-name="P9" svg:x1="2.8528in" svg:y1="0.1457in" svg:x2="2.9701in" svg:y2="0.3902in"><text:p/></draw:line><draw:line text:anchor-type="paragraph" draw:z-index="7" draw:name="Shape2" draw:style-name="gr2" draw:text-style-name="P9" svg:x1="3.1201in" svg:y1="0.1457in" svg:x2="3.1201in" svg:y2="0.4291in"><text:p/></draw:line><draw:line text:anchor-type="paragraph" draw:z-index="8" draw:name="Shape2" draw:style-name="gr2" draw:text-style-name="P9" svg:x1="3.3402in" svg:y1="0.1457in" svg:x2="3.2299in" svg:y2="0.3819in"><text:p/></draw:line><draw:line text:anchor-type="paragraph" draw:z-index="9" draw:name="Shape2" draw:style-name="gr2" draw:text-style-name="P9" svg:x1="3.5449in" svg:y1="0.1457in" svg:x2="3.3402in" svg:y2="0.311in"><text:p/></draw:line><draw:line text:anchor-type="paragraph" draw:z-index="10" draw:name="Shape2" draw:style-name="gr2" draw:text-style-name="P9" svg:x1="3.75in" svg:y1="0.1457in" svg:x2="3.4508in" svg:y2="0.1457in"><text:p/></draw:line></text:p>
      <text:p text:style-name="P1"/>
      <text:p text:style-name="P1"/>
      <text:p text:style-name="P1">In this context, it makes sense that `k` can be interpreted as some kind of frequency. <text:span text:style-name="T5">However, information is independent of the state of the particle, so one can use `k = 1 / dt` instead and simplify:</text:span></text:p>
      <text:p text:style-name="P1"/>
      <text:p text:style-name="P1"><text:tab/>d<text:span text:style-name="T2">I</text:span> / t<text:span text:style-name="T3">p</text:span> = log<text:span text:style-name="T3">2</text:span>(|∃g|)<text:tab/><text:tab/><text:span text:style-name="T6">k = 1 / dt</text:span></text:p>
      <text:p text:style-name="P1"/>
      <text:p text:style-name="P4">This means that the change of information per Planck time, is the number of bits `<text:span text:style-name="T1">log</text:span><text:span text:style-name="T4">2</text:span><text:span text:style-name="T1">(|∃g|)</text:span>` used to measure <text:span text:style-name="T6">something, but what?</text:span></text:p>
      <text:p text:style-name="P4"/>
      <text:p text:style-name="P5">As long the particle is unobserved, one can set `<text:span text:style-name="T1">log</text:span><text:span text:style-name="T4">2</text:span><text:span text:style-name="T1">(|∃g|) </text:span>= 0`, until the moment when the particle is observed. In this moment, <text:span text:style-name="T7">the length of the path modulus the wavelength is known from the new state:</text:span></text:p>
      <text:p text:style-name="P5"/>
      <text:p text:style-name="P5"><text:tab/><text:span text:style-name="T7">length_of_path % wavelength</text:span></text:p>
      <text:p text:style-name="P5"/>
      <text:p text:style-name="P7">This modulus length also describes the new rotation. <text:span text:style-name="T8">At each wavelength interval, this value “resets” such that the change of information is erased. Similarly, when the rotation takes one turn, it “erases” the information about previous turns. All bits extracted from this experiment refers to the rotation or modulus length. As a consequence, the quantum information flux can be obtained by the oracle in this computational complexity class at an instant. It is as if no time has elapsed, just a single moment. This is the intuition behind Feyman Path Integral formulation, that one considers all possible paths at once.</text:span></text:p>
      <text:p text:style-name="P6"/>
      <text:p text:style-name="P8">I find this explanation <text:span text:style-name="T9">still</text:span> lacking, but the idea is that a rotating complex amplitude is in itself a kind of information added to an experiment, <text:span text:style-name="T9">which prevents more bits from being extracted than put 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3T15:52:46.773519000</meta:creation-date>
    <dc:date>2020-05-03T17:09:27.760771000</dc:date>
    <meta:editing-duration>PT7M39S</meta:editing-duration>
    <meta:editing-cycles>1</meta:editing-cycles>
    <meta:document-statistic meta:table-count="0" meta:image-count="0" meta:object-count="0" meta:page-count="1" meta:paragraph-count="17" meta:word-count="349" meta:character-count="2076" meta:non-whitespace-character-count="1736"/>
    <meta:generator>LibreOffice/5.1.2.2$MacOSX_X86_64 LibreOffice_project/d3bf12ecb743fc0d20e0be0c58ca359301eb705f</meta:generator>
  </office:meta>
</office:document-meta>
</file>